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Georgia" svg:font-family="Georgia, 'Minion Web', Palatino, 'Book Antiqua', Utopia, 'Times New Roman', serif"/>
    <style:font-face style:name="Monotype.com" svg:font-family="Monotype.com, 'Courier New', monospace"/>
    <style:font-face style:name="StarSymbol" svg:font-family="StarSymbol"/>
    <style:font-face style:name="Trebuchet MS" svg:font-family="'Trebuchet MS', Verdana, 'Myriad Web', Syntax, sans-serif"/>
    <style:font-face style:name="verdana" svg:font-family="verdana, tahoma, helvetic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margin-left="0in" fo:margin-right="0.3126in" fo:text-indent="0in" style:auto-text-indent="false"/>
    </style:style>
    <style:style style:name="P2" style:family="paragraph" style:parent-style-name="Text_20_body">
      <style:paragraph-properties fo:margin-left="0in" fo:margin-right="0.3126in" fo:margin-top="0in" fo:margin-bottom="0in" fo:text-align="start" style:justify-single-word="false" fo:text-indent="0in" style:auto-text-indent="false"/>
    </style:style>
    <style:style style:name="P3" style:family="paragraph" style:parent-style-name="Text_20_body">
      <style:paragraph-properties fo:margin-left="0in" fo:margin-right="0.3126in" fo:margin-top="0in" fo:margin-bottom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 style:list-style-name="L4">
      <style:paragraph-properties fo:margin-left="0in" fo:margin-right="0.3126in" fo:text-indent="0in" style:auto-text-indent="false"/>
    </style:style>
    <style:style style:name="P5" style:family="paragraph" style:parent-style-name="Text_20_body">
      <style:paragraph-properties fo:margin-left="0in" fo:margin-right="0.3126in" fo:margin-top="0in" fo:margin-bottom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Text_20_body" style:list-style-name="L2"/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1">
      <style:paragraph-properties fo:margin-top="0in" fo:margin-bottom="0in"/>
      <style:text-properties fo:font-weight="normal" style:font-weight-asian="normal" style:font-weight-complex="normal"/>
    </style:style>
    <style:style style:name="P9" style:family="paragraph" style:parent-style-name="Text_20_body" style:list-style-name="L1">
      <style:paragraph-properties fo:margin-top="0.0783in" fo:margin-bottom="0in"/>
    </style:style>
    <style:style style:name="P10" style:family="paragraph" style:parent-style-name="Text_20_body" style:list-style-name="L3">
      <style:paragraph-properties fo:margin-left="0.7874in" fo:margin-right="0.3126in" fo:text-indent="0in" style:auto-text-indent="false"/>
    </style:style>
    <style:style style:name="P11" style:family="paragraph" style:parent-style-name="Heading_20_2" style:master-page-name="First_20_Page">
      <style:paragraph-properties style:page-number="auto"/>
      <style:text-properties fo:font-size="15pt" style:font-size-asian="15pt" style:font-size-complex="1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Arial" fo:font-size="10pt" fo:language="fr" fo:country="FR" style:font-name-asian="Georgia" style:font-size-asian="10pt" style:font-name-complex="Georgia" style:font-size-complex="10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2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2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2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2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2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2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2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2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2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Adrian Petru Dimulescu</text:h>
      <text:p text:style-name="P3"><text:tab/>88 avenue du Général Leclerc, 92340, Bourg la Reine, France</text:p>
      <text:p text:style-name="P2"><text:span text:style-name="T3"><text:tab/>33 ans, <text:s/></text:span><text:a xlink:type="simple" xlink:href="mailto:adrian.dimulescu@gmail.com"><text:span text:style-name="T3">adrian.dimulescu@gmail.com</text:span></text:a><text:span text:style-name="T4"> (+33)(0)6.10.69.20.62 </text:span></text:p>
      <text:p text:style-name="P3"/>
      <text:p text:style-name="P3"/>
      <text:h text:style-name="Heading_20_2" text:outline-level="2">Education</text:h>
      <text:list xml:id="list560121344" text:style-name="L1">
        <text:list-item>
          <text:p text:style-name="P7"><text:span text:style-name="T6">PhdThesis, since 2008: </text:span><text:span text:style-name="T2">Studying event relevance indices, </text:span><text:span text:style-name="T7">using information theory and especially Kolmogorov complexity</text:span><text:span text:style-name="T5">, under the supervision of Jean-Louis Dessalles. I am interested by the relations between algorithmic complexity and cognition </text:span></text:p>
        </text:list-item>
        <text:list-item>
          <text:p text:style-name="P7"><text:span text:style-name="T6">Master Recherche Informatique</text:span><text:span text:style-name="T5">, 2004-2005, Univ. Paris XI. <text:s/></text:span></text:p>
          <text:p text:style-name="P8">Followed classes of linguistics, natural language processing, cognitive psychology etc. Intership subject: « Coreference resolution » (information extraction from chemical texts) <text:s/>supervised by Yves Kodratoff, LRI laboratory.</text:p>
        </text:list-item>
        <text:list-item>
          <text:p text:style-name="P9"><text:span text:style-name="T6">Engineer degree</text:span> in Computers/Software applications and artificial intelligence, "Politehnica" Bucarest.</text:p>
        </text:list-item>
      </text:list>
      <text:h text:style-name="Heading_20_2" text:outline-level="2">Publications</text:h>
      <text:list xml:id="list1734972167" text:style-name="L2">
        <text:list-item>
          <text:p text:style-name="P6">Adrian Dimulescu, Jean-Louis Dessalles, <text:span text:style-name="T1">Understanding Narrative Interest: Some Evidence on the Role of Unexpectedness,</text:span> to appear, CogSci July 2009, Amsterdam.</text:p>
        </text:list-item>
        <text:list-item>
          <text:p text:style-name="P6">Yves Kodratoff, Adrian Dimulescu, Ahmed Amrani, Man-Machine Cooperation in Retrieving Knowledge from Technical Texts, <text:span text:style-name="T1">AAAI</text:span>, <text:span text:style-name="T1">Mixed-Initiative Problem-Solving Assistants (FS-07)</text:span>, 2005.</text:p>
        </text:list-item>
        <text:list-item>
          <text:p text:style-name="P6">"Linux – out of communication". PC Report, n. 94, 95/2001. </text:p>
        </text:list-item>
      </text:list>
      <text:h text:style-name="Heading_20_2" text:outline-level="2">Software engineering</text:h>
      <text:p text:style-name="Text_20_body">I have some 9-year experience of engineering software enterprise applications in various environments and technologies. A more detailed résumé is available on demand.</text:p>
      <text:p text:style-name="P1"><text:span text:style-name="Strong_20_Emphasis"><text:span text:style-name="T5"><text:tab/>Languages : Java</text:span></text:span><text:span text:style-name="T5">, </text:span><text:span text:style-name="Strong_20_Emphasis"><text:span text:style-name="T5">C++,</text:span></text:span><text:span text:style-name="T5"> </text:span><text:span text:style-name="Strong_20_Emphasis"><text:span text:style-name="T5">Perl</text:span></text:span><text:span text:style-name="T5">, Groovy, </text:span><text:span text:style-name="Strong_20_Emphasis"><text:span text:style-name="T5">Unix shell, PHP, </text:span></text:span><text:span text:style-name="T5">Ruby</text:span></text:p>
      <text:list xml:id="list1910395075" text:style-name="L3">
        <text:list-item>
          <text:p text:style-name="P10">JEE (<text:span text:style-name="Strong_20_Emphasis"><text:span text:style-name="T5">Java servlet/JSP, EJB, JMS, transactions, clustering)</text:span></text:span></text:p>
        </text:list-item>
        <text:list-item>
          <text:p text:style-name="P10"><text:span text:style-name="Strong_20_Emphasis"><text:span text:style-name="T5">PHP</text:span></text:span><text:span text:style-name="T5">, Perl/</text:span><text:span text:style-name="Strong_20_Emphasis"><text:span text:style-name="T5">CGI, ASP.</text:span></text:span></text:p>
        </text:list-item>
        <text:list-item>
          <text:p text:style-name="P10"><text:span text:style-name="Strong_20_Emphasis"><text:span text:style-name="T5">JSF, Struts, Spring, Hibernate, COM, <text:s/>Cocoon, Lucene.</text:span></text:span></text:p>
        </text:list-item>
        <text:list-item>
          <text:p text:style-name="P10">JBoss, Weblogic, <text:span text:style-name="Strong_20_Emphasis"><text:span text:style-name="T5">Tomcat</text:span></text:span></text:p>
        </text:list-item>
        <text:list-item>
          <text:p text:style-name="P10"><text:span text:style-name="Strong_20_Emphasis"><text:span text:style-name="T5">XML/XSLT</text:span></text:span><text:span text:style-name="T5">, </text:span><text:span text:style-name="Strong_20_Emphasis"><text:span text:style-name="T5">HTML</text:span></text:span><text:span text:style-name="T5">, </text:span><text:span text:style-name="Strong_20_Emphasis"><text:span text:style-name="T5">CSS2</text:span></text:span><text:span text:style-name="T5">, </text:span><text:span text:style-name="Strong_20_Emphasis"><text:span text:style-name="T5">JavaScript</text:span></text:span>, XSL:FO<text:span text:style-name="T5">.</text:span></text:p>
        </text:list-item>
        <text:list-item>
          <text:p text:style-name="P10">OOP , UML, <text:span text:style-name="T5">design patterns.</text:span></text:p>
        </text:list-item>
        <text:list-item>
          <text:p text:style-name="P10">Junit, continuous integration, mocking, sensitive to XP and « agile ».</text:p>
        </text:list-item>
        <text:list-item>
          <text:p text:style-name="P10">Oracle, MySQL</text:p>
        </text:list-item>
      </text:list>
      <text:list xml:id="list1152408808" text:style-name="L4">
        <text:list-header>
          <text:p text:style-name="P4">Positions: Java developer, Bibliothèque Nationale de France, march 2007 – october 2008 / J2EE consultant, BNP Paribas, février 2006 – mars 2007 / Chef de projet Internet, Kertel avril 2002 – janvier 2006 <text:s/>/ Java <text:s/>consultant, BNP Paribas, Paris 11 Mai 2001 - 2 avril 2002 / PHP developer, Matrix Works, Bucarest Avril 2000 - Mars 2001 </text:p>
        </text:list-header>
      </text:list>
      <text:p text:style-name="Text_20_body">Languages: Fluent English and French, native Roman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Georgia" svg:font-family="Georgia, 'Minion Web', Palatino, 'Book Antiqua', Utopia, 'Times New Roman', serif"/>
    <style:font-face style:name="Monotype.com" svg:font-family="Monotype.com, 'Courier New', monospace"/>
    <style:font-face style:name="StarSymbol" svg:font-family="StarSymbol"/>
    <style:font-face style:name="Trebuchet MS" svg:font-family="'Trebuchet MS', Verdana, 'Myriad Web', Syntax, sans-serif"/>
    <style:font-face style:name="verdana" svg:font-family="verdana, tahoma, helvetic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126in" fo:margin-right="0.3126in" fo:margin-top="0.3126in" fo:margin-bottom="0.3126in" fo:text-indent="0in" style:auto-text-indent="false"/>
      <style:text-properties style:font-name="Georgia" fo:language="fr" fo:country="FR" style:font-name-asian="Georgia" style:font-name-complex="Georgia"/>
    </style:style>
    <style:style style:name="Text_20_body" style:display-name="Text body" style:family="paragraph" style:parent-style-name="Standard" style:class="text">
      <style:paragraph-properties fo:margin-top="0in" fo:margin-bottom="0.0398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fo:color="#280099"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verdana" fo:font-size="16pt" fo:font-weight="bold" style:font-name-asian="verdana" style:font-size-asian="24pt" style:font-weight-asian="bold" style:font-name-complex="verdan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654in" fo:margin-bottom="0.0398in"/>
      <style:text-properties style:font-name="Trebuchet MS" fo:font-size="13pt" fo:font-weight="bold" style:font-name-asian="Trebuchet MS" style:font-size-asian="18pt" style:font-weight-asian="bold" style:font-name-complex="Trebuchet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Sender" style:family="paragraph" style:parent-style-name="Standard" style:class="extra"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.3126in" fo:margin-bottom="0in"/>
      <style:text-properties style:font-name="Monotype.com" fo:font-size="10pt" style:font-name-asian="Monotype.com" style:font-size-asian="10pt" style:font-name-complex="Monotype.com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Heading_20_1.nameHeading" style:display-name="Heading 1.nameHeading" style:family="paragraph" style:parent-style-name="Heading_20_1">
      <style:text-properties fo:color="#6699c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Monotype.com" style:font-name-asian="Monotype.com" style:font-name-complex="Monotype.com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5311in" fo:margin-right="0.433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0.0008in solid #000000" fo:border-left="none" fo:border-right="none" fo:padding="0.0193in" fo:background-color="transparent" style:dynamic-spacing="false">
          <style:background-image/>
        </style:header-footer-properties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5417in" fo:margin-right="0.438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Adrian Petru Dimulescu - CV<text:tab/><text:tab/><text:page-number text:select-page="current"/></text:p>
      </style:header>
    </style:master-page>
    <style:master-page style:name="First_20_Page" style:display-name="First Page" style:page-layout-name="Mpm2" style:next-style-name="Standard"/>
    <style:master-page style:name="HTML" style:page-layout-name="Mpm3" style:next-style-name="Standard">
      <style:header>
        <text:p text:style-name="Header"><text:span text:style-name="MT1">Adrian Petru Dimulescu – CV</text:span><text:tab/><text:tab/><text:page-number text:select-page="current"/>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Adrian Petru Dimulescu - Curriculum Vitae</dc:title>
    <meta:creation-date>2003-01-07T01:25:57</meta:creation-date>
    <dc:creator>Adrian Dimulescu</dc:creator>
    <dc:date>2010-03-01T13:29:31</dc:date>
    <meta:print-date>2005-01-24T20:06:33</meta:print-date>
    <meta:editing-cycles>500</meta:editing-cycles>
    <meta:editing-duration>PT31H36M35S</meta:editing-duration>
    <meta:document-statistic meta:table-count="0" meta:image-count="0" meta:object-count="0" meta:page-count="1" meta:paragraph-count="27" meta:word-count="312" meta:character-count="2206"/>
    <meta:user-defined meta:name="Info 1"/>
    <meta:user-defined meta:name="Info 2"/>
    <meta:user-defined meta:name="Info 3"/>
    <meta:user-defined meta:name="Info 4"/>
  </office:meta>
</office:document-meta>
</file>